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d069" officeooo:paragraph-rsid="000dd0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6T17:53:30.365220675</meta:creation-date>
    <dc:date>2024-04-16T17:54:12.382053456</dc:date>
    <meta:editing-duration>PT43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7.6.6.3$Linux_X86_64 LibreOffice_project/60$Build-3</meta:generator>
  </office:meta>
</office:document-meta>
</file>